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1000000B1F53156FD.jpg"/>
  <manifest:file-entry manifest:media-type="image/png" manifest:full-path="Pictures/100000000000031A00000463ABFBAC76.png"/>
  <manifest:file-entry manifest:media-type="" manifest:full-path="Pictures/2000000D00000A7A00000A77633DC71E.svm"/>
  <manifest:file-entry manifest:media-type="" manifest:full-path="Pictures/2000000D000029F700000A65D208DC1B.svm"/>
  <manifest:file-entry manifest:media-type="image/jpeg" manifest:full-path="Pictures/100000000000027D0000009D7E08E83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0.737cm" table:align="margins" style:writing-mode="lr-tb"/>
    </style:style>
    <style:style style:name="Tableau1.A" style:family="table-column">
      <style:table-column-properties style:column-width="10.737cm" style:rel-column-width="65535*"/>
    </style:style>
    <style:style style:name="Tableau1.1" style:family="table-row">
      <style:table-row-properties style:row-height="4.752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2" style:family="table">
      <style:table-properties style:width="10.737cm" table:align="margins" style:writing-mode="lr-tb"/>
    </style:style>
    <style:style style:name="Tableau2.A" style:family="table-column">
      <style:table-column-properties style:column-width="10.737cm" style:rel-column-width="65535*"/>
    </style:style>
    <style:style style:name="Tableau2.1" style:family="table-row">
      <style:table-row-properties style:row-height="4.764cm" style:keep-together="false" fo:keep-together="always"/>
    </style:style>
    <style:style style:name="Tableau2.A1" style:family="table-cell">
      <style:table-cell-properties style:vertical-align="top" fo:padding="0cm" fo:border="none" style:writing-mode="lr-tb"/>
    </style:style>
    <style:style style:name="Tableau4" style:family="table">
      <style:table-properties style:width="16.963cm" fo:margin-left="0.039cm" fo:margin-right="-0.014cm" table:align="margins" style:writing-mode="lr-tb"/>
    </style:style>
    <style:style style:name="Tableau4.A" style:family="table-column">
      <style:table-column-properties style:column-width="3.676cm" style:rel-column-width="14201*"/>
    </style:style>
    <style:style style:name="Tableau4.B" style:family="table-column">
      <style:table-column-properties style:column-width="13.287cm" style:rel-column-width="51334*"/>
    </style:style>
    <style:style style:name="Tableau4.1" style:family="table-row">
      <style:table-row-properties style:min-row-height="0.635cm"/>
    </style:style>
    <style:style style:name="Tableau4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eau4.B1" style:family="table-cell">
      <style:table-cell-properties style:vertical-align="top" fo:padding-left="0.123cm" fo:padding-right="0.123cm" fo:padding-top="0cm" fo:padding-bottom="0cm" fo:border="0.002cm solid #000000"/>
    </style:style>
    <style:style style:name="Tableau4.2" style:family="table-row">
      <style:table-row-properties style:min-row-height="1.305cm"/>
    </style:style>
    <style:style style:name="Tableau4.A2" style:family="table-cell">
      <style:table-cell-properties style:vertical-align="" fo:padding-left="0.123cm" fo:padding-right="0.123cm" fo:padding-top="0cm" fo:padding-bottom="0cm" fo:border-left="0.002cm solid #000000" fo:border-right="none" fo:border-top="none" fo:border-bottom="0.002cm solid #000000"/>
    </style:style>
    <style:style style:name="Tableau4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eau4.3" style:family="table-row">
      <style:table-row-properties style:min-row-height="0.54cm"/>
    </style:style>
    <style:style style:name="Tableau4.A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au4.4" style:family="table-row">
      <style:table-row-properties style:min-row-height="0.972cm"/>
    </style:style>
    <style:style style:name="Tableau4.5" style:family="table-row">
      <style:table-row-properties style:min-row-height="0.706cm"/>
    </style:style>
    <style:style style:name="Tableau3" style:family="table" style:master-page-name="Dernière_20_De_20_Couverture">
      <style:table-properties style:width="16.233cm" fo:margin-left="-0.123cm" style:page-number="auto" table:align="left" style:writing-mode="lr-tb"/>
    </style:style>
    <style:style style:name="Tableau3.A" style:family="table-column">
      <style:table-column-properties style:column-width="16.233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style:snap-to-layout-grid="false"/>
      <style:text-properties fo:font-size="16pt" fo:font-weight="bold" style:font-size-asian="16pt" style:font-weight-asian="bold"/>
    </style:style>
    <style:style style:name="P4" style:family="paragraph" style:parent-style-name="Standard">
      <style:paragraph-properties>
        <style:tab-stops>
          <style:tab-stop style:position="5.927cm"/>
        </style:tab-stops>
      </style:paragraph-properties>
    </style:style>
    <style:style style:name="P5" style:family="paragraph" style:parent-style-name="Standard">
      <style:text-properties fo:font-style="italic" style:font-style-asian="italic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margin-top="0.212cm" fo:margin-bottom="0cm"/>
    </style:style>
    <style:style style:name="P10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1" style:family="paragraph" style:parent-style-name="Text_20_body">
      <style:paragraph-properties fo:text-align="center" style:justify-single-word="false" style:snap-to-layout-grid="false"/>
    </style:style>
    <style:style style:name="P12" style:family="paragraph" style:parent-style-name="Text_20_body">
      <style:text-properties fo:font-style="normal" style:font-style-asian="normal" style:font-style-complex="normal"/>
    </style:style>
    <style:style style:name="P13" style:family="paragraph" style:parent-style-name="Contents_20_1">
      <style:paragraph-properties>
        <style:tab-stops>
          <style:tab-stop style:position="16.988cm" style:type="right" style:leader-style="dotted" style:leader-text="."/>
        </style:tab-stops>
      </style:paragraph-properties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Heading_20_1">
      <style:text-properties fo:font-style="normal" style:font-style-asian="normal" style:font-style-complex="normal"/>
    </style:style>
    <style:style style:name="P16" style:family="paragraph" style:parent-style-name="Standard" style:master-page-name="Première_20_de_20_Couverture">
      <style:paragraph-properties style:page-number="1"/>
    </style:style>
    <style:style style:name="P17" style:family="paragraph" style:parent-style-name="Standard">
      <style:paragraph-properties style:snap-to-layout-grid="false"/>
      <style:text-properties fo:font-size="12pt" style:font-size-asian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.25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Cadre1" text:anchor-type="paragraph" svg:x="6.659cm" svg:y="13.762cm" svg:width="10.737cm" draw:z-index="0"><draw:text-box fo:min-height="0.37cm"><table:table table:name="Tableau1" table:style-name="Tableau1"><table:table-column table:style-name="Tableau1.A"/><table:table-row table:style-name="Tableau1.1"><table:table-cell table:style-name="Tableau1.A1" office:value-type="string"><text:p text:style-name="P3"><text:bookmark-start text:name="Titre"/><text:text-input text:description="Titre">Développement d'un clone libre de Dropbox</text:text-input><text:bookmark-end text:name="Titre"/></text:p><text:p text:style-name="P10"><text:text-input text:description="">Rapport Technique</text:text-input></text:p><text:p text:style-name="P9"><text:bookmark-start text:name="Service_émetteur"/><text:text-input text:description="Service_émetteur">Version: 1
Date: 18/05</text:text-input><text:bookmark-end text:name="Service_émetteur"/></text:p><text:p text:style-name="P9"><text:text-input text:description="Service_émetteur">Semestre 2 - Projet de développement</text:text-input></text:p><text:p text:style-name="P9">Printemps <text:bookmark-start text:name="Date"/><text:text-input text:description="Date">2011</text:text-input><text:bookmark-end text:name="Date"/></text:p></table:table-cell></table:table-row></table:table></draw:text-box></draw:frame><draw:frame draw:style-name="fr1" draw:name="Cadre2" text:anchor-type="paragraph" svg:x="6.588cm" svg:y="4.86cm" svg:width="10.737cm" draw:z-index="1"><draw:text-box fo:min-height="0.37cm"><table:table table:name="Tableau2" table:style-name="Tableau2"><table:table-column table:style-name="Tableau2.A"/><table:table-row table:style-name="Tableau2.1"><table:table-cell table:style-name="Tableau2.A1" office:value-type="string"><text:p text:style-name="P17"><text:bookmark-start text:name="Téléphone"/><text:text-input text:description="Téléphone">KY Hamed Brahane
GUERY Julien
MAHE Yann
</text:text-input><text:bookmark-end text:name="Téléphone"/></text:p><text:p text:style-name="Standard">notremailinglist@tb<text:text-input text:description=""/></text:p><text:p text:style-name="Standard"><text:text-input text:description=""/></text:p></table:table-cell></table:table-row></table:table></draw:text-box></draw:frame><draw:frame draw:style-name="fr3" draw:name="images5" text:anchor-type="paragraph" svg:x="6.572cm" svg:y="21.034cm" svg:width="2.683cm" svg:height="2.679cm" draw:z-index="3"><draw:image xlink:href="Pictures/2000000D00000A7A00000A77633DC71E.svm" xlink:type="simple" xlink:show="embed" xlink:actuate="onLoad"/></draw:frame><draw:frame draw:style-name="fr3" draw:name="images4" text:anchor-type="paragraph" svg:x="6.588cm" svg:y="10.146cm" svg:width="10.744cm" svg:height="2.662cm" draw:z-index="2"><draw:image xlink:href="Pictures/2000000D000029F700000A65D208DC1B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5" text:outline-level="1" text:is-list-header="true"><text:soft-page-break/>Résumé</text:h>
      <text:p text:style-name="Text_20_body"><text:span text:style-name="T2"/></text:p>
      <text:h text:style-name="Heading_20_1" text:outline-level="1" text:is-list-header="true"><text:span text:style-name="T2">Summary</text:span></text:h>
      <text:table-of-content text:style-name="Sect1" text:protected="true" text:name="Table des matières1">
        <text:table-of-content-source text:outline-level="3" text:use-index-source-styles="true">
          <text:index-title-template text:style-name="Subtitle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Subtitle"/>
          </text:index-source-styles>
        </text:table-of-content-source>
        <text:index-body>
          <text:index-title text:style-name="Sect1" text:name="Table des matières1_Head">
            <text:p text:style-name="Subtitle">Table des matières</text:p>
          </text:index-title>
          <text:p text:style-name="P13">Résumé<text:tab/>2</text:p>
          <text:p text:style-name="P13">1. Introduction<text:tab/>4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<text:s/>Introduction</text:h>
      <text:p text:style-name="Text_20_body">Ce document constitue la première version du rapport technique du projet de développement S2 intitulé <text:span text:style-name="T1"><text:s/>Développement d'un clone libre de Dropbox.</text:span></text:p>
      <text:p text:style-name="Text_20_body"><text:span text:style-name="T1">Dropbox</text:span><text:span text:style-name="T2"> est un service de stockage et de partage de fichiers en ligne proposé par l'entreprise </text:span><text:span text:style-name="T1">DropBox Inc.</text:span><text:span text:style-name="T2"> Il permet de synchroniser automatiquement avec un serveur distant des répertoires choisis sur plusieurs machines utilisateurs. Le serveur distant qui stocke les fichiers est un serveur appartenant à DropBox Inc. Les fichiers deviennent donc accessibles par le web via n'importe quel navigateur internet, mais aussi en utilisant une application cliente multi-système d'exploitation (Linux, Mac OS, Microsoft Windows, iOS …).</text:span></text:p>
      <text:p text:style-name="P12">Les intérêts d'une telle application sont évidents : la synchronisation automatique de ses répertoires avec un serveur distant protège les données quasiment en temps réel, et elle permet de travailler à partir de plusieurs machines sur les mêmes fichiers de manière complètement transparente (sans avoir <text:s/>besoin de se connecter à un serveur pour accéder à des documents).</text:p>
      <text:p text:style-name="P12">Un des gros inconvénients de Dropbox est qu'il impose d'avoir une totale confiance dans le gestionnaire du serveur central qui stocke les fichiers. Ce serveur, hébergé par Dropbox Inc, pourrait à tout moment accéder à vos données confidentielles. De plus, le logiciel est propriétaire et devient payant au delà de 2 Go d'espace de stockage. Le logiciel souffre d'autres défauts, en particulier le fait qu'il ne soit pas possible de configurer et personnaliser très précisément les répertoires à partager.</text:p>
      <text:p text:style-name="P12">C'est dans ce soucis de remédier à ces quelques défauts que s'inscrit ce projet : <text:span text:style-name="T3">concevoir et réaliser un logiciel capable de mimer les fonctionnalités de Dropbox</text:span> à ceci près que qu'il utilisera un serveur local, et aura donc l'avantage de la confidentialité des données synchronisées et d'un déploiement sur le réseau local.</text:p>
      <text:p text:style-name="Text_20_body"/>
      <text:p text:style-name="Text_20_body">Le document qui suit revient sur le travail réalisé au 18/05 <text:s/>pour répondre à la problématique de notre client Matthieu Arzel : dans un premier temps blablabla</text:p>
      <text:p text:style-name="Text_20_body"/>
      <text:p text:style-name="Text_20_body">Rédacteur : Yann MAHE</text:p>
      <text:p text:style-name="Text_20_body">Relecteur :</text:p>
      <text:p text:style-name="Text_20_body"/>
      <text:p text:style-name="Text_20_body"/>
      <text:h text:style-name="Heading_20_1" text:outline-level="1"><text:s/>Un aperçu de dropbox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text:s/>Glossaire</text:h>
      <text:p text:style-name="P6">Vous rencontrerez les termes et abréviations suivants tout au long de la lecture. Il est donc nécessaire de comprendre leur signification et le contexte dans lequel nous les employons.</text:p>
      <text:p text:style-name="Standard"/>
      <table:table table:name="Tableau4" table:style-name="Tableau4">
        <table:table-column table:style-name="Tableau4.A"/>
        <table:table-column table:style-name="Tableau4.B"/>
        <table:table-header-rows>
          <table:table-row table:style-name="Tableau4.1">
            <table:table-cell table:style-name="Tableau4.A1" office:value-type="string">
              <text:p text:style-name="P7">Terme</text:p>
            </table:table-cell>
            <table:table-cell table:style-name="Tableau4.B1" office:value-type="string">
              <text:p text:style-name="P7">Description</text:p>
            </table:table-cell>
          </table:table-row>
        </table:table-header-rows>
        <table:table-row table:style-name="Tableau4.2">
          <table:table-cell table:style-name="Tableau4.A2" office:value-type="string">
            <text:p text:style-name="P8">Produit</text:p>
            <text:p text:style-name="P8"/>
          </table:table-cell>
          <table:table-cell table:style-name="Tableau4.B2" office:value-type="string">
            <text:p text:style-name="P14">Terme générique désignant la suite complète de logiciels à fournir à la fin du projet (serveur, client, outils de configurations, interface web, scripts, base de données …).</text:p>
          </table:table-cell>
        </table:table-row>
        <table:table-row table:style-name="Tableau4.3">
          <table:table-cell table:style-name="Tableau4.A3" office:value-type="string">
            <text:p text:style-name="P8">Serveur SVN</text:p>
          </table:table-cell>
          <table:table-cell table:style-name="Tableau4.B2" office:value-type="string">
            <text:p text:style-name="P14">Serveur utilisant un système de gestion de versions Subversion. C'est le serveur de stockage qui contiendra les fichiers synchronisés.</text:p>
          </table:table-cell>
        </table:table-row>
        <table:table-row table:style-name="Tableau4.4">
          <table:table-cell table:style-name="Tableau4.A3" office:value-type="string">
            <text:p text:style-name="P8">Client</text:p>
          </table:table-cell>
          <table:table-cell table:style-name="Tableau4.B2" office:value-type="string">
            <text:p text:style-name="P14">Ensemble des applications à l'intention de l'utilisateur, destinés à interagir avec le serveur pour la synchronisation souhaitée des répertoires et fichiers. Il contient l'application cliente à proprement parlé et une interface graphique de configuration.</text:p>
          </table:table-cell>
        </table:table-row>
        <table:table-row table:style-name="Tableau4.5">
          <table:table-cell table:style-name="Tableau4.A3" office:value-type="string">
            <text:p text:style-name="P8">Serveur</text:p>
          </table:table-cell>
          <table:table-cell table:style-name="Tableau4.B2" office:value-type="string">
            <text:p text:style-name="P14">Ensemble des applications à l'intention du super administrateur, destinés à interagir avec le SVN et les clients pour permettre la synchronisation souhaitée des répertoires et fichiers. Il se compose d'une application serveur à proprement parlé, d'une interface graphique de configuration, d'une interface web et d'une base de données.</text:p>
          </table:table-cell>
        </table:table-row>
        <table:table-row table:style-name="Tableau4.5">
          <table:table-cell table:style-name="Tableau4.A3" office:value-type="string">
            <text:p text:style-name="P8">Interface web</text:p>
          </table:table-cell>
          <table:table-cell table:style-name="Tableau4.B2" office:value-type="string">
            <text:p text:style-name="P14">Portail web permettant à l'utilisateur selon ses droits d'ajouter/supprimer/modifier un administrateur/dépôt/client et de consulter l'historique des ajouts/suppressions/modifications de ses fichiers synchronisés.</text:p>
          </table:table-cell>
        </table:table-row>
        <table:table-row table:style-name="Tableau4.5">
          <table:table-cell table:style-name="Tableau4.A3" office:value-type="string">
            <text:p text:style-name="P8">Base de données</text:p>
          </table:table-cell>
          <table:table-cell table:style-name="Tableau4.B2" office:value-type="string">
            <text:p text:style-name="P14">Support sur lequel seront stockés des informations utiles au bon fonctionnement du serveur tel que les identifiants et mots de passe des utilisateurs ou encore l'adresse du serveur SVN.</text:p>
          </table:table-cell>
        </table:table-row>
        <table:table-row table:style-name="Tableau4.5">
          <table:table-cell table:style-name="Tableau4.A3" office:value-type="string">
            <text:p text:style-name="P8">Super administrateur</text:p>
          </table:table-cell>
          <table:table-cell table:style-name="Tableau4.B2" office:value-type="string">
            <text:p text:style-name="P14">Utilisateur hébergeant le serveur. Il est l'utilisateur possédant le plus de droits (notamment l'ajout/suppression/modification de dépôts et administrateurs) et chargé de créer les dépôts et leurs administrateurs.</text:p>
          </table:table-cell>
        </table:table-row>
        <table:table-row table:style-name="Tableau4.5">
          <table:table-cell table:style-name="Tableau4.A3" office:value-type="string">
            <text:p text:style-name="P8">Administrateur</text:p>
          </table:table-cell>
          <table:table-cell table:style-name="Tableau4.B2" office:value-type="string">
            <text:p text:style-name="P14">Utilisateur chargé d'administrer un dépôt (ajout/suppression/modification des droits d'un client). <text:s/>Son compte est créé par le super-administrateur.</text:p>
          </table:table-cell>
        </table:table-row>
      </table:table>
      <text:p text:style-name="P5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1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0pt" fo:language="fr" fo:country="FR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06cm" fo:margin-bottom="0.106cm" fo:text-align="justify" style:justify-single-word="false"/>
      <style:text-properties fo:font-size="10.5pt"/>
    </style:style>
    <style:style style:name="List" style:family="paragraph" style:parent-style-name="Standard" style:list-style-name="WW8Num19" style:class="list">
      <style:paragraph-properties fo:margin-left="1.002cm" fo:margin-right="0cm" fo:margin-top="0.106cm" fo:margin-bottom="0.106cm" fo:text-indent="-0.501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635cm" fo:margin-bottom="0.423cm" fo:keep-with-next="always"/>
      <style:text-properties fo:text-transform="uppercase" fo:color="#a8b50a" fo:font-size="16pt" fo:font-weight="bold" style:letter-kerning="true" style:font-size-asian="16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fo:keep-with-next="always">
        <style:tab-stops>
          <style:tab-stop style:position="2.501cm"/>
        </style:tab-stops>
      </style:paragraph-properties>
      <style:text-properties fo:font-variant="small-caps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3.501cm" fo:margin-right="0cm" fo:margin-top="0.212cm" fo:margin-bottom="0.212cm" fo:text-indent="-1.501cm" style:auto-text-indent="false" fo:keep-with-next="always">
        <style:tab-stops>
          <style:tab-stop style:position="3.501cm"/>
        </style:tab-stops>
      </style:paragraph-properties>
      <style:text-properties fo:font-size="12pt" fo:font-weight="bold" style:font-size-asian="12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fo:keep-with-next="always"/>
      <style:text-properties fo:font-style="italic" style:text-underline-style="solid" style:text-underline-width="auto" style:text-underline-color="font-color" fo:font-weight="bold" style:font-style-asian="italic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fo:font-size="8pt" style:font-size-asian="8pt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cm">
        <style:tab-stops>
          <style:tab-stop style:position="1.058cm"/>
          <style:tab-stop style:position="15.968cm" style:type="right" style:leader-style="dotted" style:leader-text="."/>
        </style:tab-stops>
      </style:paragraph-properties>
      <style:text-properties fo:text-transform="uppercase" fo:font-size="12pt" fo:font-weight="bold" style:font-size-asian="12pt" style:font-weight-asian="bold" style:font-name-complex="Arial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212cm" fo:margin-bottom="0cm">
        <style:tab-stops>
          <style:tab-stop style:position="1.058cm"/>
          <style:tab-stop style:position="15.968cm" style:type="right" style:leader-style="dotted" style:leader-text="."/>
        </style:tab-stops>
      </style:paragraph-properties>
      <style:text-properties fo:font-variant="small-caps" fo:font-weight="bold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indent="0cm" style:auto-text-indent="false"/>
      <style:text-properties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style:font-size-complex="10pt"/>
    </style:style>
    <style:style style:name="Annexe_20_1" style:display-name="Annexe 1" style:family="paragraph" style:parent-style-name="Standard" style:next-style-name="Text_20_body" style:list-style-name="WW8Num11" style:master-page-name="">
      <style:paragraph-properties fo:margin-top="0.635cm" fo:margin-bottom="0.423cm" fo:text-align="center" style:justify-single-word="false" style:page-number="auto" fo:break-before="auto" fo:break-after="auto">
        <style:tab-stops>
          <style:tab-stop style:position="5.927cm"/>
        </style:tab-stops>
      </style:paragraph-properties>
      <style:text-properties fo:text-transform="uppercase" fo:font-size="16pt" fo:font-weight="bold" style:font-size-asian="16pt" style:font-weight-asian="bold"/>
    </style:style>
    <style:style style:name="Annexe_20_2" style:display-name="Annexe 2" style:family="paragraph" style:parent-style-name="Annexe_20_1" style:next-style-name="Text_20_body" style:list-style-name="WW8Num11" style:master-page-name="">
      <style:paragraph-properties fo:margin-top="0.423cm" fo:margin-bottom="0.212cm" fo:text-align="start" style:justify-single-word="false" style:page-number="auto" fo:break-before="auto" fo:break-after="auto"/>
      <style:text-properties fo:font-variant="normal" fo:text-transform="none" fo:font-size="14pt" style:font-size-asian="14pt"/>
    </style:style>
    <style:style style:name="Annexe_20_3" style:display-name="Annexe 3" style:family="paragraph" style:parent-style-name="Annexe_20_2" style:next-style-name="Text_20_body" style:list-style-name="WW8Num11">
      <style:paragraph-properties fo:margin-left="3cm" fo:margin-right="0cm" fo:margin-top="0.212cm" fo:margin-bottom="0.212cm" fo:text-indent="-2cm" style:auto-text-indent="false">
        <style:tab-stops>
          <style:tab-stop style:position="3cm"/>
        </style:tab-stops>
      </style:paragraph-properties>
      <style:text-properties fo:font-size="12pt" style:font-size-asian="12pt"/>
    </style:style>
    <style:style style:name="Subtitle" style:family="paragraph" style:parent-style-name="Standard" style:next-style-name="Text_20_body" style:class="chapter" style:master-page-name="Right_20_Page">
      <style:paragraph-properties fo:margin-top="0cm" fo:margin-bottom="0.847cm" fo:text-align="center" style:justify-single-word="false" style:page-number="auto"/>
      <style:text-properties fo:color="#a8b50a" fo:font-size="20pt" fo:font-weight="bold" style:font-size-asian="20pt" style:font-weight-asian="bold" style:font-name-complex="Arial" style:font-size-complex="20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</style:style>
    <style:style style:name="Retrait_20_corps_20_de_20_texte_20_2" style:display-name="Retrait corps de texte 2" style:family="paragraph" style:parent-style-name="Text_20_body">
      <style:paragraph-properties fo:margin-left="2cm" fo:margin-right="0cm" fo:text-indent="0cm" style:auto-text-indent="false"/>
    </style:style>
    <style:style style:name="Liste_20_2" style:display-name="Liste 2" style:family="paragraph" style:parent-style-name="Retrait_20_corps_20_de_20_texte_20_2" style:list-style-name="WW8Num18">
      <style:paragraph-properties fo:margin-left="2cm" fo:margin-right="0cm" fo:text-indent="-0.499cm" style:auto-text-indent="false">
        <style:tab-stops>
          <style:tab-stop style:position="2cm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6z0" style:family="text">
      <style:text-properties style:font-name="Times New Roman" style:font-name-complex="Times New Roman"/>
    </style:style>
    <style:style style:name="WW8Num16z1" style:family="text">
      <style:text-properties style:font-name="Courier New1" style:font-name-complex="Symbol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1" style:font-name-complex="Symbol"/>
    </style:style>
    <style:style style:name="WW8Num18z3" style:family="text">
      <style:text-properties style:font-name="Symbol"/>
    </style:style>
    <style:style style:name="WW8Num19z0" style:family="text">
      <style:text-properties style:font-name="Times New Roman" style:font-name-complex="Times New Roman"/>
    </style:style>
    <style:style style:name="WW8Num19z1" style:family="text">
      <style:text-properties style:font-name="Courier New1" style:font-name-complex="Symbol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Police_20_par_20_défaut" style:display-name="Police par défaut" style:family="text"/>
    <style:style style:name="Gras" style:family="text">
      <style:text-properties fo:font-weight="bold" style:font-weight-asian="bold"/>
    </style:style>
    <style:style style:name="Italique" style:family="text">
      <style:text-properties fo:font-style="italic" style:font-style-asian="italic"/>
    </style:style>
    <style:style style:name="Souligné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">
        <style:list-level-properties/>
      </text:outline-level-style>
      <text:outline-level-style text:level="5" style:num-prefix="(" style:num-suffix=")" style:num-format="a" style:num-letter-sync="true">
        <style:list-level-properties/>
      </text:outline-level-style>
      <text:outline-level-style text:level="6" style:num-prefix="(" style:num-suffix=")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>
      <text:list-level-style-bullet text:level="1" text:style-name="WW8Num13z0" style:num-suffix="." text:bullet-char="">
        <style:list-level-properties/>
        <style:text-properties style:font-name="Symbol"/>
      </text:list-level-style-bullet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style:font-name="Courier New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)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/>
        <style:text-properties style:font-name="Wingdings"/>
      </text:list-level-style-bullet>
      <text:list-level-style-bullet text:level="2" text:style-name="WW8Num18z1" style:num-suffix="." text:bullet-char="o">
        <style:list-level-properties/>
        <style:text-properties style:font-name="Courier New"/>
      </text:list-level-style-bullet>
      <text:list-level-style-bullet text:level="3" text:style-name="WW8Num18z0" style:num-suffix="." text:bullet-char="">
        <style:list-level-properties/>
        <style:text-properties style:font-name="Wingdings"/>
      </text:list-level-style-bullet>
      <text:list-level-style-bullet text:level="4" text:style-name="WW8Num18z3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"/>
      </text:list-level-style-bullet>
      <text:list-level-style-bullet text:level="6" text:style-name="WW8Num18z0" style:num-suffix="." text:bullet-char="">
        <style:list-level-properties/>
        <style:text-properties style:font-name="Wingdings"/>
      </text:list-level-style-bullet>
      <text:list-level-style-bullet text:level="7" text:style-name="WW8Num18z3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"/>
      </text:list-level-style-bullet>
      <text:list-level-style-bullet text:level="9" text:style-name="WW8Num1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/>
        <style:text-properties style:font-name="Times New Roman"/>
      </text:list-level-style-bullet>
      <text:list-level-style-bullet text:level="2" text:style-name="WW8Num19z1" style:num-suffix="." text:bullet-char="o">
        <style:list-level-properties/>
        <style:text-properties style:font-name="Courier New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1" style:num-suffix="." text:bullet-char="o">
        <style:list-level-properties/>
        <style:text-properties style:font-name="Courier New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1" style:num-suffix="." text:bullet-char="o">
        <style:list-level-properties/>
        <style:text-properties style:font-name="Courier New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prefix="Annexe " style:num-suffix=" -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2">
      <text:list-level-style-number text:level="1" style:num-prefix="Annexe " style:num-suffix=" -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zxx" fo:country="none" style:language-asian="zxx" style:country-asian="none" style:font-size-complex="10pt" style:language-complex="zxx" style:country-complex="none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89cm" fo:page-height="29.699cm" style:num-format="1" style:print-orientation="portrait" fo:margin-top="1cm" fo:margin-bottom="1cm" fo:margin-left="9.162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 xlink:href="Pictures/100000000000031A00000463ABFBAC76.png" xlink:type="simple" xlink:actuate="onLoad" style:position="bottom center" style:repeat="no-repeat"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0.99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8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s2" text:anchor-type="char" svg:x="0cm" svg:y="-17.688cm" svg:width="10.74cm" svg:height="2.66cm" draw:z-index="4"><draw:image xlink:href="Pictures/100000000000027D0000009D7E08E83F.jpg" xlink:type="simple" xlink:show="embed" xlink:actuate="onLoad"/></draw:frame><draw:frame draw:style-name="Mfr1" draw:name="images3" text:anchor-type="char" svg:x="0cm" svg:y="-3.433cm" svg:width="2.679cm" svg:height="2.679cm" draw:z-index="5"><draw:image xlink:href="Pictures/10000000000000B1000000B1F53156FD.jpg" xlink:type="simple" xlink:show="embed" xlink:actuate="onLoad"/></draw:frame></text:p>
      </style:footer>
    </style:master-page>
    <style:master-page style:name="Dernière_20_De_20_Couverture" style:display-name="Dernière De Couverture" style:page-layout-name="Mpm2" style:next-style-name="Standard"/>
    <style:master-page style:name="Première_20_de_20_Couverture" style:display-name="Première de Couverture" style:page-layout-name="Mpm3" style:next-style-name="Left_20_Page"/>
    <style:master-page style:name="Left_20_Page" style:display-name="Left Page" style:page-layout-name="Mpm4" style:next-style-name="Right_20_Page">
      <style:footer>
        <text:p text:style-name="MP2"><text:tab/><text:tab/><text:page-number text:select-page="current">5</text:page-number>/<text:page-count>7</text:page-count></text:p>
      </style:footer>
    </style:master-page>
    <style:master-page style:name="Right_20_Page" style:display-name="Right Page" style:page-layout-name="Mpm5" style:next-style-name="Left_20_Page">
      <style:footer>
        <text:p text:style-name="MP2">Développement d'un clone libre de Dropbox – Rapport technique<text:tab/><text:tab/><text:page-number text:select-page="current">5</text:page-number>/<text:page-count>7</text:page-count></text:p>
      </style:footer>
    </style:master-page>
    <style:master-page style:name="First_20_Page" style:display-name="First Page" style:page-layout-name="Mpm6" style:next-style-name="Left_20_Page"/>
    <style:master-page style:name="HTML" style:page-layout-name="Mpm7"/>
    <style:master-page style:name="Endnote" style:page-layout-name="Mpm8"/>
    <style:master-page style:name="Index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title>Rapport Télécom Bretagne</dc:title>
    <meta:creation-date>2010-11-11T12:29:30.84</meta:creation-date>
    <meta:editing-cycles>61</meta:editing-cycles>
    <meta:editing-duration>P1DT7H21M46S</meta:editing-duration>
    <meta:initial-creator>pierrick moi</meta:initial-creator>
    <dc:date>2011-05-15T17:19:36</dc:date>
    <meta:document-statistic meta:table-count="4" meta:image-count="4" meta:object-count="0" meta:page-count="7" meta:paragraph-count="45" meta:word-count="646" meta:character-count="4384"/>
    <meta:user-defined meta:name="Info 1"/>
    <meta:user-defined meta:name="Info 2"/>
    <meta:user-defined meta:name="Info 3"/>
    <meta:user-defined meta:name="Info 4"/>
  </office:meta>
</office:document-meta>
</file>